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[INFO ] @@0.000000, Host(A) sends Packet(PacketType.DATA SN=1, 10 bytes)</text:p>
      <text:p text:style-name="Standard">[INFO ] @@0.000186, Host(B) received Packet(PacketType.DATA SN=1, 10 bytes), sending ACK</text:p>
      <text:p text:style-name="Standard">[INFO ] @@0.000214, Host(A) received ACK for SN=1</text:p>
      <text:p text:style-name="Standard">[INFO ] @@0.000214, Host(A) Frigo status: 0 packets pending []</text:p>
      <text:p text:style-name="Standard">[INFO ] @@0.000214, Host(A) Window size increased to 2</text:p>
      <text:p text:style-name="Standard">[INFO ] @@0.000214, Host(A) Window space available, taking SN=2 from buffer</text:p>
      <text:p text:style-name="Standard">[INFO ] @@0.000214, Host(A) sends Packet(PacketType.DATA SN=2, 10 bytes)</text:p>
      <text:p text:style-name="Standard">[INFO ] @@0.000214, Host(A) Window space available, taking SN=3 from buffer</text:p>
      <text:p text:style-name="Standard">[INFO ] @@0.000214, Host(A) sends Packet(PacketType.DATA SN=3, 10 bytes)</text:p>
      <text:p text:style-name="Standard">[INFO ] @@0.000400, Host(B) received Packet(PacketType.DATA SN=2, 10 bytes), sending ACK</text:p>
      <text:p text:style-name="Standard">[INFO ] @@0.000427, Host(A) received ACK for SN=2</text:p>
      <text:p text:style-name="Standard">[INFO ] @@0.000427, Host(A) Frigo status: 1 packets pending [3]</text:p>
      <text:p text:style-name="Standard">[INFO ] @@0.000427, Host(A) Window size increased to 3</text:p>
      <text:p text:style-name="Standard">[INFO ] @@0.000427, Host(A) Window space available, taking SN=4 from buffer</text:p>
      <text:p text:style-name="Standard">[INFO ] @@0.000427, Host(A) sends Packet(PacketType.DATA SN=4, 10 bytes)</text:p>
      <text:p text:style-name="Standard">[INFO ] @@0.000427, Host(A) Window space available, taking SN=5 from buffer</text:p>
      <text:p text:style-name="Standard">[INFO ] @@0.000427, Host(A) sends Packet(PacketType.DATA SN=5, 10 bytes)</text:p>
      <text:p text:style-name="Standard">[INFO ] @@0.000560, Host(B) received Packet(PacketType.DATA SN=3, 10 bytes), sending ACK</text:p>
      <text:p text:style-name="Standard">[INFO ] @@0.000587, Host(A) received ACK for SN=3</text:p>
      <text:p text:style-name="Standard">[INFO ] @@0.000587, Host(A) Frigo status: 2 packets pending [4, 5]</text:p>
      <text:p text:style-name="Standard">[INFO ] @@0.000587, Host(A) Window size increased to 4</text:p>
      <text:p text:style-name="Standard">[INFO ] @@0.000587, Host(A) Window space available, taking SN=6 from buffer</text:p>
      <text:p text:style-name="Standard">[INFO ] @@0.000587, Host(A) sends Packet(PacketType.DATA SN=6, 10 bytes)</text:p>
      <text:p text:style-name="Standard">[INFO ] @@0.000587, Host(A) Window space available, taking SN=7 from buffer</text:p>
      <text:p text:style-name="Standard">[INFO ] @@0.000587, Host(A) sends Packet(PacketType.DATA SN=7, 10 bytes)</text:p>
      <text:p text:style-name="Standard">[INFO ] @@0.000720, Host(B) received Packet(PacketType.DATA SN=4, 10 bytes), sending ACK</text:p>
      <text:p text:style-name="Standard">[INFO ] @@0.000747, Host(A) received ACK for SN=4</text:p>
      <text:p text:style-name="Standard">[INFO ] @@0.000747, Host(A) Frigo status: 3 packets pending [5, 6, 7]</text:p>
      <text:p text:style-name="Standard">[INFO ] @@0.000747, Host(A) Window size increased to 5</text:p>
      <text:p text:style-name="Standard">[INFO ] @@0.000747, Host(A) Window space available, taking SN=8 from buffer</text:p>
      <text:p text:style-name="Standard">[INFO ] @@0.000747, Host(A) sends Packet(PacketType.DATA SN=8, 10 bytes)</text:p>
      <text:p text:style-name="Standard">[INFO ] @@0.000747, Host(A) Window space available, taking SN=9 from buffer</text:p>
      <text:p text:style-name="Standard">[INFO ] @@0.000747, Host(A) sends Packet(PacketType.DATA SN=9, 10 bytes)</text:p>
      <text:p text:style-name="Standard">[INFO ] @@0.000880, Host(B) received Packet(PacketType.DATA SN=5, 10 bytes), sending ACK</text:p>
      <text:p text:style-name="Standard">[INFO ] @@0.000907, Host(A) received ACK for SN=5</text:p>
      <text:p text:style-name="Standard">[INFO ] @@0.000907, Host(A) Frigo status: 4 packets pending [6, 7, 8, 9]</text:p>
      <text:p text:style-name="Standard">[INFO ] @@0.000907, Host(A) Window size increased to 6</text:p>
      <text:p text:style-name="Standard">[INFO ] @@0.000907, Host(A) Window space available, taking SN=10 from buffer</text:p>
      <text:p text:style-name="Standard">[INFO ] @@0.000907, Host(A) sends Packet(PacketType.DATA SN=10, 10 bytes)</text:p>
      <text:p text:style-name="Standard">[INFO ] @@0.000907, Host(A) Window space available, taking SN=11 from buffer</text:p>
      <text:p text:style-name="Standard">[INFO ] @@0.000907, Host(A) sends Packet(PacketType.DATA SN=11, 10 bytes)</text:p>
      <text:p text:style-name="Standard">[INFO ] @@0.001040, Host(B) received Packet(PacketType.DATA SN=6, 10 bytes), sending ACK</text:p>
      <text:p text:style-name="Standard">[INFO ] @@0.001067, Host(A) received ACK for SN=6</text:p>
      <text:p text:style-name="Standard">[INFO ] @@0.001067, Host(A) Frigo status: 5 packets pending [7, 8, 9, 10, 11]</text:p>
      <text:p text:style-name="Standard">[INFO ] @@0.001067, Host(A) Window size increased to 7</text:p>
      <text:p text:style-name="Standard">[INFO ] @@0.001067, Host(A) Window space available, taking SN=12 from buffer</text:p>
      <text:p text:style-name="Standard">[INFO ] @@0.001067, Host(A) sends Packet(PacketType.DATA SN=12, 10 bytes)</text:p>
      <text:p text:style-name="Standard">[INFO ] @@0.001067, Host(A) Window space available, taking SN=13 from buffer</text:p>
      <text:p text:style-name="Standard">[INFO ] @@0.001067, Host(A) sends Packet(PacketType.DATA SN=13, 10 bytes)</text:p>
      <text:p text:style-name="Standard">[INFO ] @@0.001200, Host(B) received Packet(PacketType.DATA SN=7, 10 bytes), sending ACK</text:p>
      <text:p text:style-name="Standard">[INFO ] @@0.001227, Host(A) received ACK for SN=7</text:p>
      <text:p text:style-name="Standard">[INFO ] @@0.001227, Host(A) Frigo status: 6 packets pending [8, 9, 10, 11, 12, 13]</text:p>
      <text:p text:style-name="Standard"><text:soft-page-break/>[INFO ] @@0.001227, Host(A) Window size increased to 8</text:p>
      <text:p text:style-name="Standard">[INFO ] @@0.001227, Host(A) Window space available, taking SN=14 from buffer</text:p>
      <text:p text:style-name="Standard">[INFO ] @@0.001227, Host(A) sends Packet(PacketType.DATA SN=14, 10 bytes)</text:p>
      <text:p text:style-name="Standard">[INFO ] @@0.001227, Host(A) Window space available, taking SN=15 from buffer</text:p>
      <text:p text:style-name="Standard">[INFO ] @@0.001227, Host(A) sends Packet(PacketType.DATA SN=15, 10 bytes)</text:p>
      <text:p text:style-name="Standard">[INFO ] @@0.001360, Host(B) received Packet(PacketType.DATA SN=8, 10 bytes), sending ACK</text:p>
      <text:p text:style-name="Standard">[INFO ] @@0.001387, Host(A) received ACK for SN=8</text:p>
      <text:p text:style-name="Standard">[INFO ] @@0.001387, Host(A) Frigo status: 7 packets pending [9, 10, 11, 12, 13, 14, 15]</text:p>
      <text:p text:style-name="Standard">[INFO ] @@0.001387, Host(A) Window size increased to 9</text:p>
      <text:p text:style-name="Standard">[INFO ] @@0.001387, Host(A) Window space available, taking SN=16 from buffer</text:p>
      <text:p text:style-name="Standard">[INFO ] @@0.001387, Host(A) sends Packet(PacketType.DATA SN=16, 10 bytes)</text:p>
      <text:p text:style-name="Standard">[INFO ] @@0.001387, Host(A) Window space available, taking SN=17 from buffer</text:p>
      <text:p text:style-name="Standard">[INFO ] @@0.001387, Host(A) sends Packet(PacketType.DATA SN=17, 10 bytes)</text:p>
      <text:p text:style-name="Standard">[INFO ] @@0.001520, Host(B) received Packet(PacketType.DATA SN=9, 10 bytes), sending ACK</text:p>
      <text:p text:style-name="Standard">[INFO ] @@0.001547, Host(A) received ACK for SN=9</text:p>
      <text:p text:style-name="Standard">[INFO ] @@0.001547, Host(A) Frigo status: 8 packets pending [10, 11, 12, 13, 14, 15, 16, 17]</text:p>
      <text:p text:style-name="Standard">[INFO ] @@0.001547, Host(A) Window size increased to 10</text:p>
      <text:p text:style-name="Standard">[INFO ] @@0.001547, Host(A) Window space available, taking SN=18 from buffer</text:p>
      <text:p text:style-name="Standard">[INFO ] @@0.001547, Host(A) sends Packet(PacketType.DATA SN=18, 10 bytes)</text:p>
      <text:p text:style-name="Standard">[INFO ] @@0.001547, Host(A) Window space available, taking SN=19 from buffer</text:p>
      <text:p text:style-name="Standard">[INFO ] @@0.001547, Host(A) sends Packet(PacketType.DATA SN=19, 10 bytes)</text:p>
      <text:p text:style-name="Standard">[INFO ] @@0.001680, Host(B) received Packet(PacketType.DATA SN=10, 10 bytes), sending ACK</text:p>
      <text:p text:style-name="Standard">[INFO ] @@0.001707, Host(A) received ACK for SN=10</text:p>
      <text:p text:style-name="Standard">[INFO ] @@0.001707, Host(A) Frigo status: 9 packets pending [11, 12, 13, 14, 15, 16, 17, 18, 19]</text:p>
      <text:p text:style-name="Standard">[INFO ] @@0.001707, Host(A) Window size increased to 11</text:p>
      <text:p text:style-name="Standard">[INFO ] @@0.001707, Host(A) Window space available, taking SN=20 from buffer</text:p>
      <text:p text:style-name="Standard">[INFO ] @@0.001707, Host(A) sends Packet(PacketType.DATA SN=20, 10 bytes)</text:p>
      <text:p text:style-name="Standard">[INFO ] @@0.001707, Host(A) Window space available, taking SN=21 from buffer</text:p>
      <text:p text:style-name="Standard">[INFO ] @@0.001707, Host(A) sends Packet(PacketType.DATA SN=21, 10 bytes)</text:p>
      <text:p text:style-name="Standard">[INFO ] @@0.001744, NIC(R:eth1) dropped R:eth1</text:p>
      <text:p text:style-name="Standard">[INFO ] @@0.001840, Host(B) received Packet(PacketType.DATA SN=11, 10 bytes), sending ACK</text:p>
      <text:p text:style-name="Standard">[INFO ] @@0.001867, Host(A) received ACK for SN=11</text:p>
      <text:p text:style-name="Standard">[INFO ] @@0.001867, Host(A) Frigo status: 10 packets pending [12, 13, 14, 15, 16, 17, 18, 19, 20, 21]</text:p>
      <text:p text:style-name="Standard">[INFO ] @@0.001867, Host(A) Window size increased to 12</text:p>
      <text:p text:style-name="Standard">[INFO ] @@0.001867, Host(A) Window space available, taking SN=22 from buffer</text:p>
      <text:p text:style-name="Standard">[INFO ] @@0.001867, Host(A) sends Packet(PacketType.DATA SN=22, 10 bytes)</text:p>
      <text:p text:style-name="Standard">[INFO ] @@0.001867, Host(A) Window space available, taking SN=23 from buffer</text:p>
      <text:p text:style-name="Standard">[INFO ] @@0.001867, Host(A) sends Packet(PacketType.DATA SN=23, 10 bytes)</text:p>
      <text:p text:style-name="Standard">[INFO ] @@0.001904, NIC(R:eth1) dropped R:eth1</text:p>
      <text:p text:style-name="Standard">[INFO ] @@0.002000, Host(B) received Packet(PacketType.DATA SN=12, 10 bytes), sending ACK</text:p>
      <text:p text:style-name="Standard">[INFO ] @@0.002027, Host(A) received ACK for SN=12</text:p>
      <text:p text:style-name="Standard">[INFO ] @@0.002027, Host(A) Frigo status: 11 packets pending [13, 14, 15, 16, 17, 18, 19, 20, 21, 22, 23]</text:p>
      <text:p text:style-name="Standard">[INFO ] @@0.002027, Host(A) Window size increased to 13</text:p>
      <text:p text:style-name="Standard">[INFO ] @@0.002027, Host(A) Window space available, taking SN=24 from buffer</text:p>
      <text:p text:style-name="Standard">[INFO ] @@0.002027, Host(A) sends Packet(PacketType.DATA SN=24, 10 bytes)</text:p>
      <text:p text:style-name="Standard">[INFO ] @@0.002027, Host(A) Window space available, taking SN=25 from buffer</text:p>
      <text:p text:style-name="Standard">[INFO ] @@0.002027, Host(A) sends Packet(PacketType.DATA SN=25, 10 bytes)</text:p>
      <text:p text:style-name="Standard"><text:soft-page-break/>[INFO ] @@0.002064, NIC(R:eth1) dropped R:eth1</text:p>
      <text:p text:style-name="Standard">[INFO ] @@0.002160, Host(B) received Packet(PacketType.DATA SN=13, 10 bytes), sending ACK</text:p>
      <text:p text:style-name="Standard">[INFO ] @@0.002187, Host(A) received ACK for SN=13</text:p>
      <text:p text:style-name="Standard">[INFO ] @@0.002187, Host(A) Frigo status: 12 packets pending [14, 15, 16, 17, 18, 19, 20, 21, 22, 23, 24, 25]</text:p>
      <text:p text:style-name="Standard">[INFO ] @@0.002187, Host(A) Window size increased to 14</text:p>
      <text:p text:style-name="Standard">[INFO ] @@0.002187, Host(A) Window space available, taking SN=26 from buffer</text:p>
      <text:p text:style-name="Standard">[INFO ] @@0.002187, Host(A) sends Packet(PacketType.DATA SN=26, 10 bytes)</text:p>
      <text:p text:style-name="Standard">[INFO ] @@0.002187, Host(A) Window space available, taking SN=27 from buffer</text:p>
      <text:p text:style-name="Standard">[INFO ] @@0.002187, Host(A) sends Packet(PacketType.DATA SN=27, 10 bytes)</text:p>
      <text:p text:style-name="Standard">[INFO ] @@0.002224, NIC(R:eth1) dropped R:eth1</text:p>
      <text:p text:style-name="Standard">[INFO ] @@0.002320, Host(B) received Packet(PacketType.DATA SN=14, 10 bytes), sending ACK</text:p>
      <text:p text:style-name="Standard">[INFO ] @@0.002347, Host(A) received ACK for SN=14</text:p>
      <text:p text:style-name="Standard">[INFO ] @@0.002347, Host(A) Frigo status: 13 packets pending [15, 16, 17, 18, 19, 20, 21, 22, 23, 24, 25, 26, 27]</text:p>
      <text:p text:style-name="Standard">[INFO ] @@0.002347, Host(A) Window size increased to 15</text:p>
      <text:p text:style-name="Standard">[INFO ] @@0.002347, Host(A) Window space available, taking SN=28 from buffer</text:p>
      <text:p text:style-name="Standard">[INFO ] @@0.002347, Host(A) sends Packet(PacketType.DATA SN=28, 10 bytes)</text:p>
      <text:p text:style-name="Standard">[INFO ] @@0.002347, Host(A) Window space available, taking SN=29 from buffer</text:p>
      <text:p text:style-name="Standard">[INFO ] @@0.002347, Host(A) sends Packet(PacketType.DATA SN=29, 10 bytes)</text:p>
      <text:p text:style-name="Standard">[INFO ] @@0.002384, NIC(R:eth1) dropped R:eth1</text:p>
      <text:p text:style-name="Standard">[INFO ] @@0.002480, Host(B) received Packet(PacketType.DATA SN=15, 10 bytes), sending ACK</text:p>
      <text:p text:style-name="Standard">[INFO ] @@0.002507, Host(A) received ACK for SN=15</text:p>
      <text:p text:style-name="Standard">[INFO ] @@0.002507, Host(A) Frigo status: 14 packets pending [16, 17, 18, 19, 20, 21, 22, 23, 24, 25, 26, 27, 28, 29]</text:p>
      <text:p text:style-name="Standard">[INFO ] @@0.002507, Host(A) Window size increased to 16</text:p>
      <text:p text:style-name="Standard">[INFO ] @@0.002507, Host(A) Window space available, taking SN=30 from buffer</text:p>
      <text:p text:style-name="Standard">[INFO ] @@0.002507, Host(A) sends Packet(PacketType.DATA SN=30, 10 bytes)</text:p>
      <text:p text:style-name="Standard">[INFO ] @@0.002507, Host(A) Window space available, taking SN=31 from buffer</text:p>
      <text:p text:style-name="Standard">[INFO ] @@0.002507, Host(A) sends Packet(PacketType.DATA SN=31, 10 bytes)</text:p>
      <text:p text:style-name="Standard">[INFO ] @@0.002544, NIC(R:eth1) dropped R:eth1</text:p>
      <text:p text:style-name="Standard">[INFO ] @@0.002640, Host(B) received Packet(PacketType.DATA SN=16, 10 bytes), sending ACK</text:p>
      <text:p text:style-name="Standard">[INFO ] @@0.002667, Host(A) received ACK for SN=16</text:p>
      <text:p text:style-name="Standard">[INFO ] @@0.002667, Host(A) Frigo status: 15 packets pending [17, 18, 19, 20, 21, 22, 23, 24, 25, 26, 27, 28, 29, 30, 31]</text:p>
      <text:p text:style-name="Standard">[INFO ] @@0.002667, Host(A) Window size increased to 17</text:p>
      <text:p text:style-name="Standard">[INFO ] @@0.002667, Host(A) Window space available, taking SN=32 from buffer</text:p>
      <text:p text:style-name="Standard">[INFO ] @@0.002667, Host(A) sends Packet(PacketType.DATA SN=32, 10 bytes)</text:p>
      <text:p text:style-name="Standard">[INFO ] @@0.002667, Host(A) Window space available, taking SN=33 from buffer</text:p>
      <text:p text:style-name="Standard">[INFO ] @@0.002667, Host(A) sends Packet(PacketType.DATA SN=33, 10 bytes)</text:p>
      <text:p text:style-name="Standard">[INFO ] @@0.002704, NIC(R:eth1) dropped R:eth1</text:p>
      <text:p text:style-name="Standard">[INFO ] @@0.002800, Host(B) received Packet(PacketType.DATA SN=17, 10 bytes), sending ACK</text:p>
      <text:p text:style-name="Standard">[INFO ] @@0.002827, Host(A) received ACK for SN=17</text:p>
      <text:p text:style-name="Standard">[INFO ] @@0.002827, Host(A) Frigo status: 16 packets pending [18, 19, 20, 21, 22, 23, 24, 25, 26, 27, 28, 29, 30, 31, 32, 33]</text:p>
      <text:p text:style-name="Standard">[INFO ] @@0.002827, Host(A) Window size increased to 18</text:p>
      <text:p text:style-name="Standard">[INFO ] @@0.002827, Host(A) Window space available, taking SN=34 from buffer</text:p>
      <text:p text:style-name="Standard"><text:soft-page-break/>[INFO ] @@0.002827, Host(A) sends Packet(PacketType.DATA SN=34, 10 bytes)</text:p>
      <text:p text:style-name="Standard">[INFO ] @@0.002827, Host(A) Window space available, taking SN=35 from buffer</text:p>
      <text:p text:style-name="Standard">[INFO ] @@0.002827, Host(A) sends Packet(PacketType.DATA SN=35, 10 bytes)</text:p>
      <text:p text:style-name="Standard">[INFO ] @@0.002864, NIC(R:eth1) dropped R:eth1</text:p>
      <text:p text:style-name="Standard">[INFO ] @@0.002960, Host(B) received Packet(PacketType.DATA SN=18, 10 bytes), sending ACK</text:p>
      <text:p text:style-name="Standard">[INFO ] @@0.002987, Host(A) received ACK for SN=18</text:p>
      <text:p text:style-name="Standard">[INFO ] @@0.002987, Host(A) Frigo status: 17 packets pending [19, 20, 21, 22, 23, 24, 25, 26, 27, 28, 29, 30, 31, 32, 33, 34, 35]</text:p>
      <text:p text:style-name="Standard">[INFO ] @@0.002987, Host(A) Window size increased to 19</text:p>
      <text:p text:style-name="Standard">[INFO ] @@0.002987, Host(A) Window space available, taking SN=36 from buffer</text:p>
      <text:p text:style-name="Standard">[INFO ] @@0.002987, Host(A) sends Packet(PacketType.DATA SN=36, 10 bytes)</text:p>
      <text:p text:style-name="Standard">[INFO ] @@0.002987, Host(A) Window space available, taking SN=37 from buffer</text:p>
      <text:p text:style-name="Standard">[INFO ] @@0.002987, Host(A) sends Packet(PacketType.DATA SN=37, 10 bytes)</text:p>
      <text:p text:style-name="Standard">[INFO ] @@0.003024, NIC(R:eth1) dropped R:eth1</text:p>
      <text:p text:style-name="Standard">[INFO ] @@0.003120, Host(B) received Packet(PacketType.DATA SN=19, 10 bytes), sending ACK</text:p>
      <text:p text:style-name="Standard">[INFO ] @@0.003147, Host(A) received ACK for SN=19</text:p>
      <text:p text:style-name="Standard">[INFO ] @@0.003147, Host(A) Frigo status: 18 packets pending [20, 21, 22, 23, 24, 25, 26, 27, 28, 29, 30, 31, 32, 33, 34, 35, 36, 37]</text:p>
      <text:p text:style-name="Standard">[INFO ] @@0.003147, Host(A) Window size increased to 20</text:p>
      <text:p text:style-name="Standard">[INFO ] @@0.003147, Host(A) Window space available, taking SN=38 from buffer</text:p>
      <text:p text:style-name="Standard">[INFO ] @@0.003147, Host(A) sends Packet(PacketType.DATA SN=38, 10 bytes)</text:p>
      <text:p text:style-name="Standard">[INFO ] @@0.003147, Host(A) Window space available, taking SN=39 from buffer</text:p>
      <text:p text:style-name="Standard">[INFO ] @@0.003147, Host(A) sends Packet(PacketType.DATA SN=39, 10 bytes)</text:p>
      <text:p text:style-name="Standard">[INFO ] @@0.003184, NIC(R:eth1) dropped R:eth1</text:p>
      <text:p text:style-name="Standard">[INFO ] @@0.003280, Host(B) received Packet(PacketType.DATA SN=20, 10 bytes), sending ACK</text:p>
      <text:p text:style-name="Standard">[INFO ] @@0.003307, Host(A) received ACK for SN=20</text:p>
      <text:p text:style-name="Standard">[INFO ] @@0.003307, Host(A) Frigo status: 19 packets pending [21, 22, 23, 24, 25, 26, 27, 28, 29, 30, 31, 32, 33, 34, 35, 36, 37, 38, 39]</text:p>
      <text:p text:style-name="Standard">[INFO ] @@0.003307, Host(A) Window size increased to 21</text:p>
      <text:p text:style-name="Standard">[INFO ] @@0.003307, Host(A) Window space available, taking SN=40 from buffer</text:p>
      <text:p text:style-name="Standard">[INFO ] @@0.003307, Host(A) sends Packet(PacketType.DATA SN=40, 10 bytes)</text:p>
      <text:p text:style-name="Standard">[INFO ] @@0.003307, Host(A) Window space available, taking SN=41 from buffer</text:p>
      <text:p text:style-name="Standard">[INFO ] @@0.003307, Host(A) sends Packet(PacketType.DATA SN=41, 10 bytes)</text:p>
      <text:p text:style-name="Standard">[INFO ] @@0.003344, NIC(R:eth1) dropped R:eth1</text:p>
      <text:p text:style-name="Standard">[INFO ] @@0.003440, Host(B) received Packet(PacketType.DATA SN=22, 10 bytes), sending ACK</text:p>
      <text:p text:style-name="Standard">[INFO ] @@0.003467, Host(A) received ACK for SN=22</text:p>
      <text:p text:style-name="Standard">[INFO ] @@0.003467, Host(A) Frigo status: 19 packets pending [23, 24, 25, 26, 27, 28, 29, 30, 31, 32, 33, 34, 35, 36, 37, 38, 39, 40, 41]</text:p>
      <text:p text:style-name="Standard">[INFO ] @@0.003467, Host(A) Window size increased to 22</text:p>
      <text:p text:style-name="Standard">[INFO ] @@0.003467, Host(A) Window space available, taking SN=42 from buffer</text:p>
      <text:p text:style-name="Standard">[INFO ] @@0.003467, Host(A) sends Packet(PacketType.DATA SN=42, 10 bytes)</text:p>
      <text:p text:style-name="Standard">[INFO ] @@0.003467, Host(A) Window space available, taking SN=43 from buffer</text:p>
      <text:p text:style-name="Standard">[INFO ] @@0.003467, Host(A) sends Packet(PacketType.DATA SN=43, 10 bytes)</text:p>
      <text:p text:style-name="Standard">[INFO ] @@0.003467, Host(A) Window space available, taking SN=44 from buffer</text:p>
      <text:p text:style-name="Standard">[INFO ] @@0.003467, Host(A) sends Packet(PacketType.DATA SN=44, 10 bytes)</text:p>
      <text:p text:style-name="Standard">[INFO ] @@0.003504, NIC(R:eth1) dropped R:eth1</text:p>
      <text:p text:style-name="Standard">[INFO ] @@0.003520, NIC(R:eth1) dropped R:eth1</text:p>
      <text:p text:style-name="Standard"><text:soft-page-break/>[INFO ] @@0.003600, Host(B) received Packet(PacketType.DATA SN=24, 10 bytes), sending ACK</text:p>
      <text:p text:style-name="Standard">[INFO ] @@0.003627, Host(A) received ACK for SN=24</text:p>
      <text:p text:style-name="Standard">[INFO ] @@0.003627, Host(A) Frigo status: 20 packets pending [25, 26, 27, 28, 29, 30, 31, 32, 33, 34, 35, 36, 37, 38, 39, 40, 41, 42, 43, 44]</text:p>
      <text:p text:style-name="Standard">[INFO ] @@0.003627, Host(A) Window size increased to 23</text:p>
      <text:p text:style-name="Standard">[INFO ] @@0.003627, Host(A) Window space available, taking SN=45 from buffer</text:p>
      <text:p text:style-name="Standard">[INFO ] @@0.003627, Host(A) sends Packet(PacketType.DATA SN=45, 10 bytes)</text:p>
      <text:p text:style-name="Standard">[INFO ] @@0.003627, Host(A) Window space available, taking SN=46 from buffer</text:p>
      <text:p text:style-name="Standard">[INFO ] @@0.003627, Host(A) sends Packet(PacketType.DATA SN=46, 10 bytes)</text:p>
      <text:p text:style-name="Standard">[INFO ] @@0.003627, Host(A) Window space available, taking SN=47 from buffer</text:p>
      <text:p text:style-name="Standard">[INFO ] @@0.003627, Host(A) sends Packet(PacketType.DATA SN=47, 10 bytes)</text:p>
      <text:p text:style-name="Standard">[INFO ] @@0.003664, NIC(R:eth1) dropped R:eth1</text:p>
      <text:p text:style-name="Standard">[INFO ] @@0.003680, NIC(R:eth1) dropped R:eth1</text:p>
      <text:p text:style-name="Standard">[INFO ] @@0.003760, Host(B) received Packet(PacketType.DATA SN=26, 10 bytes), sending ACK</text:p>
      <text:p text:style-name="Standard">[INFO ] @@0.003787, Host(A) received ACK for SN=26</text:p>
      <text:p text:style-name="Standard">[INFO ] @@0.003787, Host(A) Frigo status: 21 packets pending [27, 28, 29, 30, 31, 32, 33, 34, 35, 36, 37, 38, 39, 40, 41, 42, 43, 44, 45, 46, 47]</text:p>
      <text:p text:style-name="Standard">[INFO ] @@0.003787, Host(A) Window size increased to 24</text:p>
      <text:p text:style-name="Standard">[INFO ] @@0.003787, Host(A) Window space available, taking SN=48 from buffer</text:p>
      <text:p text:style-name="Standard">[INFO ] @@0.003787, Host(A) sends Packet(PacketType.DATA SN=48, 10 bytes)</text:p>
      <text:p text:style-name="Standard">[INFO ] @@0.003787, Host(A) Window space available, taking SN=49 from buffer</text:p>
      <text:p text:style-name="Standard">[INFO ] @@0.003787, Host(A) sends Packet(PacketType.DATA SN=49, 10 bytes)</text:p>
      <text:p text:style-name="Standard">[INFO ] @@0.003787, Host(A) Window space available, taking SN=50 from buffer</text:p>
      <text:p text:style-name="Standard">[INFO ] @@0.003787, Host(A) sends Packet(PacketType.DATA SN=50, 10 bytes)</text:p>
      <text:p text:style-name="Standard">[INFO ] @@0.003824, NIC(R:eth1) dropped R:eth1</text:p>
      <text:p text:style-name="Standard">[INFO ] @@0.003840, NIC(R:eth1) dropped R:eth1</text:p>
      <text:p text:style-name="Standard">[INFO ] @@0.003920, Host(B) received Packet(PacketType.DATA SN=28, 10 bytes), sending ACK</text:p>
      <text:p text:style-name="Standard">[INFO ] @@0.003947, Host(A) received ACK for SN=28</text:p>
      <text:p text:style-name="Standard">[INFO ] @@0.003947, Host(A) Frigo status: 22 packets pending [29, 30, 31, 32, 33, 34, 35, 36, 37, 38, 39, 40, 41, 42, 43, 44, 45, 46, 47, 48, 49, 50]</text:p>
      <text:p text:style-name="Standard">[INFO ] @@0.003947, Host(A) Window size increased to 25</text:p>
      <text:p text:style-name="Standard">[INFO ] @@0.004080, Host(B) received Packet(PacketType.DATA SN=30, 10 bytes), sending ACK</text:p>
      <text:p text:style-name="Standard">[INFO ] @@0.004107, Host(A) received ACK for SN=30</text:p>
      <text:p text:style-name="Standard">[INFO ] @@0.004107, Host(A) Frigo status: 20 packets pending [31, 32, 33, 34, 35, 36, 37, 38, 39, 40, 41, 42, 43, 44, 45, 46, 47, 48, 49, 50]</text:p>
      <text:p text:style-name="Standard">[INFO ] @@0.004107, Host(A) Window size increased to 26</text:p>
      <text:p text:style-name="Standard">[INFO ] @@0.004240, Host(B) received Packet(PacketType.DATA SN=32, 10 bytes), sending ACK</text:p>
      <text:p text:style-name="Standard">[INFO ] @@0.004267, Host(A) received ACK for SN=32</text:p>
      <text:p text:style-name="Standard">[INFO ] @@0.004267, Host(A) Frigo status: 18 packets pending [33, 34, 35, 36, 37, 38, 39, 40, 41, 42, 43, 44, 45, 46, 47, 48, 49, 50]</text:p>
      <text:p text:style-name="Standard">[INFO ] @@0.004267, Host(A) Window size increased to 27</text:p>
      <text:p text:style-name="Standard">[INFO ] @@0.004400, Host(B) received Packet(PacketType.DATA SN=34, 10 bytes), sending ACK</text:p>
      <text:p text:style-name="Standard">[INFO ] @@0.004427, Host(A) received ACK for SN=34</text:p>
      <text:p text:style-name="Standard">[INFO ] @@0.004427, Host(A) Frigo status: 16 packets pending [35, 36, 37, 38, 39, 40, 41, 42, 43, 44, 45, 46, 47, 48, 49, 50]</text:p>
      <text:p text:style-name="Standard">[INFO ] @@0.004427, Host(A) Window size increased to 28</text:p>
      <text:p text:style-name="Standard"><text:soft-page-break/>[INFO ] @@0.004560, Host(B) received Packet(PacketType.DATA SN=36, 10 bytes), sending ACK</text:p>
      <text:p text:style-name="Standard">[INFO ] @@0.004587, Host(A) received ACK for SN=36</text:p>
      <text:p text:style-name="Standard">[INFO ] @@0.004587, Host(A) Frigo status: 14 packets pending [37, 38, 39, 40, 41, 42, 43, 44, 45, 46, 47, 48, 49, 50]</text:p>
      <text:p text:style-name="Standard">[INFO ] @@0.004587, Host(A) Window size increased to 29</text:p>
      <text:p text:style-name="Standard">[INFO ] @@0.004720, Host(B) received Packet(PacketType.DATA SN=38, 10 bytes), sending ACK</text:p>
      <text:p text:style-name="Standard">[INFO ] @@0.004747, Host(A) received ACK for SN=38</text:p>
      <text:p text:style-name="Standard">[INFO ] @@0.004747, Host(A) Frigo status: 12 packets pending [39, 40, 41, 42, 43, 44, 45, 46, 47, 48, 49, 50]</text:p>
      <text:p text:style-name="Standard">[INFO ] @@0.004747, Host(A) Window size increased to 30</text:p>
      <text:p text:style-name="Standard">[INFO ] @@0.004880, Host(B) received Packet(PacketType.DATA SN=40, 10 bytes), sending ACK</text:p>
      <text:p text:style-name="Standard">[INFO ] @@0.004907, Host(A) received ACK for SN=40</text:p>
      <text:p text:style-name="Standard">[INFO ] @@0.004907, Host(A) Frigo status: 10 packets pending [41, 42, 43, 44, 45, 46, 47, 48, 49, 50]</text:p>
      <text:p text:style-name="Standard">[INFO ] @@0.004907, Host(A) Window size increased to 31</text:p>
      <text:p text:style-name="Standard">[INFO ] @@0.005040, Host(B) received Packet(PacketType.DATA SN=42, 10 bytes), sending ACK</text:p>
      <text:p text:style-name="Standard">[INFO ] @@0.005067, Host(A) received ACK for SN=42</text:p>
      <text:p text:style-name="Standard">[INFO ] @@0.005067, Host(A) Frigo status: 8 packets pending [43, 44, 45, 46, 47, 48, 49, 50]</text:p>
      <text:p text:style-name="Standard">[INFO ] @@0.005067, Host(A) Window size increased to 32</text:p>
      <text:p text:style-name="Standard">[INFO ] @@0.005200, Host(B) received Packet(PacketType.DATA SN=45, 10 bytes), sending ACK</text:p>
      <text:p text:style-name="Standard">[INFO ] @@0.005227, Host(A) received ACK for SN=45</text:p>
      <text:p text:style-name="Standard">[INFO ] @@0.005227, Host(A) Frigo status: 5 packets pending [46, 47, 48, 49, 50]</text:p>
      <text:p text:style-name="Standard">[INFO ] @@0.005227, Host(A) Window size increased to 33</text:p>
      <text:p text:style-name="Standard">[INFO ] @@0.005360, Host(B) received Packet(PacketType.DATA SN=48, 10 bytes), sending ACK</text:p>
      <text:p text:style-name="Standard">[INFO ] @@0.005387, Host(A) received ACK for SN=48</text:p>
      <text:p text:style-name="Standard">[INFO ] @@0.005387, Host(A) Frigo status: 2 packets pending [49, 50]</text:p>
      <text:p text:style-name="Standard">[INFO ] @@0.005387, Host(A) Window size increased to 34</text:p>
      <text:p text:style-name="Standard">[INFO ] @@0.500000, Host(A) Timer expired!</text:p>
      <text:p text:style-name="Standard">[INFO ] @@0.500000, Host(A) Retransmitting packet sequence number 49</text:p>
      <text:p text:style-name="Standard">[INFO ] @@0.500000, Host(A) Window size reset to 1</text:p>
      <text:p text:style-name="Standard">[INFO ] @@0.500186, Host(B) received Packet(PacketType.DATA SN=49, 10 bytes), sending ACK</text:p>
      <text:p text:style-name="Standard">[INFO ] @@0.500214, Host(A) Timer expired!</text:p>
      <text:p text:style-name="Standard">[INFO ] @@0.500214, Host(A) Retransmitting packet sequence number 49</text:p>
      <text:p text:style-name="Standard">[INFO ] @@0.500214, Host(A) Window size reset to 1</text:p>
      <text:p text:style-name="Standard">[INFO ] @@0.500214, Host(A) received ACK for SN=49</text:p>
      <text:p text:style-name="Standard">[INFO ] @@0.500214, Host(A) Frigo status: 1 packets pending [50]</text:p>
      <text:p text:style-name="Standard">[INFO ] @@0.500214, Host(A) Window size increased to 2</text:p>
      <text:p text:style-name="Standard">[INFO ] @@0.500400, Host(B) received Packet(PacketType.DATA SN=49, 10 bytes), sending ACK</text:p>
      <text:p text:style-name="Standard">[INFO ] @@0.500427, Host(A) Timer expired!</text:p>
      <text:p text:style-name="Standard">[INFO ] @@0.500427, Host(A) Retransmitting packet sequence number 50</text:p>
      <text:p text:style-name="Standard">[INFO ] @@0.500427, Host(A) Window size reset to 1</text:p>
      <text:p text:style-name="Standard">[INFO ] @@0.500427, Host(A) received ACK for SN=49</text:p>
      <text:p text:style-name="Standard">[INFO ] @@0.500427, Host(A) Frigo status: 1 packets pending [50]</text:p>
      <text:p text:style-name="Standard">[INFO ] @@0.500427, Host(A) Window size increased to 2</text:p>
      <text:p text:style-name="Standard"><text:soft-page-break/>[INFO ] @@0.500587, Host(A) Timer expired!</text:p>
      <text:p text:style-name="Standard">[INFO ] @@0.500587, Host(A) Retransmitting packet sequence number 50</text:p>
      <text:p text:style-name="Standard">[INFO ] @@0.500587, Host(A) Window size reset to 1</text:p>
      <text:p text:style-name="Standard">[INFO ] @@0.500613, Host(B) received Packet(PacketType.DATA SN=50, 10 bytes), sending ACK</text:p>
      <text:p text:style-name="Standard">[INFO ] @@0.500641, Host(A) received ACK for SN=50</text:p>
      <text:p text:style-name="Standard">[INFO ] @@0.500641, Host(A) Frigo status: 0 packets pending []</text:p>
      <text:p text:style-name="Standard">[INFO ] @@0.500641, Host(A) Window size increased to 2</text:p>
      <text:p text:style-name="Standard">[INFO ] @@0.500773, Host(B) received Packet(PacketType.DATA SN=50, 10 bytes), sending ACK</text:p>
      <text:p text:style-name="Standard">[INFO ] @@0.500801, Host(A) received ACK for SN=50</text:p>
      <text:p text:style-name="Standard">[INFO ] @@0.500801, Host(A) Frigo status: 0 packets pending []</text:p>
      <text:p text:style-name="Standard">[INFO ] @@0.500801, Host(A) Window size increased to 3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BE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BE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6-01-11T15:59:58.176000000</meta:creation-date>
    <dc:date>2026-01-11T16:31:41.952000000</dc:date>
    <meta:editing-duration>PT31M41S</meta:editing-duration>
    <meta:editing-cycles>5</meta:editing-cycles>
    <meta:generator>LibreOffice/24.2.7.2$Windows_X86_64 LibreOffice_project/ee3885777aa7032db5a9b65deec9457448a91162</meta:generator>
    <meta:document-statistic meta:table-count="0" meta:image-count="0" meta:object-count="0" meta:page-count="7" meta:paragraph-count="276" meta:word-count="2938" meta:character-count="19673" meta:non-whitespace-character-count="17011"/>
  </office:meta>
</office:document-meta>
</file>